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4pt" style:font-size-asian="14pt" style:font-size-complex="14pt"/>
    </style:style>
    <style:style style:name="P2" style:family="paragraph" style:parent-style-name="Standard">
      <style:text-properties fo:color="#000000" style:font-name="Times New Roman" fo:font-size="14pt" style:font-size-asian="14pt" style:font-size-complex="14pt" fo:background-color="#ffffff"/>
    </style:style>
    <style:style style:name="P3" style:family="paragraph" style:parent-style-name="Standard">
      <style:text-properties fo:color="#000000" style:font-name="Times New Roman" fo:font-size="14pt" fo:language="ru" fo:country="RU" officeooo:rsid="000195f4" officeooo:paragraph-rsid="000195f4" style:font-size-asian="14pt" style:font-size-complex="14pt"/>
    </style:style>
    <style:style style:name="T1" style:family="text">
      <style:text-properties fo:color="#808080" style:font-name="Consolas" fo:font-size="9.5pt" style:font-size-asian="9.5pt" fo:background-color="#ffffff"/>
    </style:style>
    <style:style style:name="T2" style:family="text">
      <style:text-properties fo:color="#808080" fo:font-size="9.5pt" style:font-size-asian="9.5pt" fo:background-color="#ffffff"/>
    </style:style>
    <style:style style:name="T3" style:family="text">
      <style:text-properties fo:color="#808080" fo:background-color="#ffffff"/>
    </style:style>
    <style:style style:name="T4" style:family="text">
      <style:text-properties fo:color="#000000" style:font-name="Consolas" fo:font-size="9.5pt" style:font-size-asian="9.5pt" fo:background-color="#ffffff"/>
    </style:style>
    <style:style style:name="T5" style:family="text">
      <style:text-properties fo:color="#000000" fo:font-size="9.5pt" style:font-size-asian="9.5pt" fo:background-color="#ffffff"/>
    </style:style>
    <style:style style:name="T6" style:family="text">
      <style:text-properties fo:color="#000000" fo:background-color="#ffffff"/>
    </style:style>
    <style:style style:name="T7" style:family="text">
      <style:text-properties fo:color="#a31515" style:font-name="Consolas" fo:font-size="9.5pt" style:font-size-asian="9.5pt" fo:background-color="#ffffff"/>
    </style:style>
    <style:style style:name="T8" style:family="text">
      <style:text-properties fo:color="#a31515" fo:font-size="9.5pt" style:font-size-asian="9.5pt" fo:background-color="#ffffff"/>
    </style:style>
    <style:style style:name="T9" style:family="text">
      <style:text-properties fo:color="#a31515" fo:background-color="#ffffff"/>
    </style:style>
    <style:style style:name="T10" style:family="text">
      <style:text-properties fo:color="#008000" style:font-name="Consolas" fo:font-size="9.5pt" style:font-size-asian="9.5pt" fo:background-color="#ffffff"/>
    </style:style>
    <style:style style:name="T11" style:family="text">
      <style:text-properties fo:color="#008000" fo:font-size="9.5pt" style:font-size-asian="9.5pt" fo:background-color="#ffffff"/>
    </style:style>
    <style:style style:name="T12" style:family="text">
      <style:text-properties fo:color="#008000" fo:background-color="#ffffff"/>
    </style:style>
    <style:style style:name="T13" style:family="text">
      <style:text-properties fo:color="#0000ff" style:font-name="Consolas" fo:font-size="9.5pt" style:font-size-asian="9.5pt" fo:background-color="#ffffff"/>
    </style:style>
    <style:style style:name="T14" style:family="text">
      <style:text-properties fo:color="#0000ff" fo:font-size="9.5pt" style:font-size-asian="9.5pt" fo:background-color="#ffffff"/>
    </style:style>
    <style:style style:name="T15" style:family="text">
      <style:text-properties fo:color="#0000ff" fo:background-color="#ffffff"/>
    </style:style>
    <style:style style:name="T16" style:family="text">
      <style:text-properties fo:color="#2b91af" style:font-name="Consolas" fo:font-size="9.5pt" style:font-size-asian="9.5pt" fo:background-color="#ffffff"/>
    </style:style>
    <style:style style:name="T17" style:family="text">
      <style:text-properties fo:color="#2b91af" fo:font-size="9.5pt" style:font-size-asian="9.5pt" fo:background-color="#ffffff"/>
    </style:style>
    <style:style style:name="T18" style:family="text">
      <style:text-properties fo:color="#2b91af" fo:background-color="#ffffff"/>
    </style:style>
    <style:style style:name="T19" style:family="text">
      <style:text-properties fo:color="#008080" style:font-name="Consolas" fo:font-size="9.5pt" style:font-size-asian="9.5pt" fo:background-color="#ffffff"/>
    </style:style>
    <style:style style:name="T20" style:family="text">
      <style:text-properties fo:color="#008080" fo:font-size="9.5pt" style:font-size-asian="9.5pt" fo:background-color="#ffffff"/>
    </style:style>
    <style:style style:name="T21" style:family="text">
      <style:text-properties fo:color="#008080" fo:background-color="#ffffff"/>
    </style:style>
    <style:style style:name="T22" style:family="text">
      <style:text-properties fo:color="#6f008a" style:font-name="Consolas" fo:font-size="9.5pt" style:font-size-asian="9.5pt" fo:background-color="#ffffff"/>
    </style:style>
    <style:style style:name="T23" style:family="text">
      <style:text-properties fo:color="#6f008a" fo:font-size="9.5pt" style:font-size-asian="9.5pt" fo:background-color="#ffffff"/>
    </style:style>
    <style:style style:name="T24" style:family="text">
      <style:text-properties fo:color="#6f008a" fo:background-color="#ffffff"/>
    </style:style>
    <style:style style:name="T25" style:family="text">
      <style:text-properties fo:background-color="#ffffff"/>
    </style:style>
    <style:style style:name="T26" style:family="text">
      <style:text-properties fo:background-color="#ffffff"/>
    </style:style>
    <style:style style:name="T27" style:family="text">
      <style:text-properties fo:background-color="#ffffff"/>
    </style:style>
    <style:style style:name="T28" style:family="text">
      <style:text-properties fo:background-color="#ffffff"/>
    </style:style>
    <style:style style:name="T29" style:family="text">
      <style:text-properties fo:background-color="#ffffff"/>
    </style:style>
    <style:style style:name="T30" style:family="text">
      <style:text-properties fo:background-color="#ffffff"/>
    </style:style>
    <style:style style:name="T31" style:family="text">
      <style:text-properties fo:background-color="#ffffff"/>
    </style:style>
    <style:style style:name="T32" style:family="text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Главный модуль:</text:p>
      <text:p text:style-name="P3"><text:span text:style-name="T25">#include</text:span><text:span text:style-name="T25"> </text:span><text:span text:style-name="T25">&lt;iostream&gt;</text:span></text:p>
      <text:p text:style-name="P1"><text:span text:style-name="T25">#include</text:span><text:span text:style-name="T25"> </text:span><text:span text:style-name="T25">&lt;string&gt;</text:span></text:p>
      <text:p text:style-name="P1"><text:span text:style-name="T25">#include</text:span><text:span text:style-name="T25"> </text:span><text:span text:style-name="T25">"HTTPClient.h"</text:span></text:p>
      <text:p text:style-name="P1"><text:span text:style-name="T25">/* @brief Главный модуль</text:span></text:p>
      <text:p text:style-name="P1"><text:span text:style-name="T25">*/</text:span></text:p>
      <text:p text:style-name="P1"><text:span text:style-name="T25">using</text:span><text:span text:style-name="T25"> </text:span><text:span text:style-name="T25">namespace</text:span><text:span text:style-name="T25"> std;</text:span></text:p>
      <text:p text:style-name="P1"><text:span text:style-name="T25">int</text:span><text:span text:style-name="T25"> main(</text:span><text:span text:style-name="T25">int</text:span><text:span text:style-name="T25"> </text:span><text:span text:style-name="T25">argc</text:span><text:span text:style-name="T25">, </text:span><text:span text:style-name="T25">char</text:span><text:span text:style-name="T25">** </text:span><text:span text:style-name="T25">argv</text:span><text:span text:style-name="T25">)</text:span></text:p>
      <text:p text:style-name="P1"><text:span text:style-name="T25">{</text:span></text:p>
      <text:p text:style-name="P1"><text:span text:style-name="T25"><text:s text:c="4"/></text:span><text:span text:style-name="T25">try</text:span><text:span text:style-name="T25"> {</text:span></text:p>
      <text:p text:style-name="P1"><text:span text:style-name="T25"><text:s text:c="8"/></text:span><text:span text:style-name="T25">if</text:span><text:span text:style-name="T25"> (</text:span><text:span text:style-name="T25">argc</text:span><text:span text:style-name="T25"> != 3)</text:span></text:p>
      <text:p text:style-name="P1"><text:span text:style-name="T25"><text:s text:c="12"/></text:span><text:span text:style-name="T25">throw</text:span><text:span text:style-name="T25"> </text:span><text:span text:style-name="T25">Error</text:span><text:span text:style-name="T25">(</text:span><text:span text:style-name="T25">"Invalid arguments"</text:span><text:span text:style-name="T25">);</text:span></text:p>
      <text:p text:style-name="P2"/>
      <text:p text:style-name="P1"><text:span text:style-name="T25"><text:s text:c="8"/></text:span><text:span text:style-name="T25">HTTPClient</text:span><text:span text:style-name="T25"> http_cnt;</text:span></text:p>
      <text:p text:style-name="P1"><text:span text:style-name="T25"><text:s text:c="8"/>http_cnt.set_url(</text:span><text:span text:style-name="T25">argv</text:span><text:span text:style-name="T25">[1]);</text:span></text:p>
      <text:p text:style-name="P1"><text:span text:style-name="T25"><text:s text:c="8"/>http_cnt.set_file(</text:span><text:span text:style-name="T25">argv</text:span><text:span text:style-name="T25">[2]);</text:span></text:p>
      <text:p text:style-name="P1"><text:span text:style-name="T25"><text:s text:c="8"/></text:span><text:span text:style-name="T25">int</text:span><text:span text:style-name="T25"> res = http_cnt.request();</text:span></text:p>
      <text:p text:style-name="P1"><text:span text:style-name="T25"><text:s text:c="8"/></text:span><text:span text:style-name="T25">if</text:span><text:span text:style-name="T25"> (res == 200)</text:span></text:p>
      <text:p text:style-name="P1"><text:span text:style-name="T25"><text:s text:c="8"/>{</text:span></text:p>
      <text:p text:style-name="P1"><text:span text:style-name="T25"><text:s text:c="12"/>cout </text:span><text:span text:style-name="T25">&lt;&lt;</text:span><text:span text:style-name="T25"> </text:span><text:span text:style-name="T25">"File saved"</text:span><text:span text:style-name="T25"> </text:span><text:span text:style-name="T25">&lt;&lt;</text:span><text:span text:style-name="T25"> endl;</text:span></text:p>
      <text:p text:style-name="P1"><text:span text:style-name="T25"><text:s text:c="8"/>}</text:span></text:p>
      <text:p text:style-name="P1"><text:span text:style-name="T25"><text:s text:c="8"/></text:span><text:span text:style-name="T25">else</text:span></text:p>
      <text:p text:style-name="P1"><text:span text:style-name="T25"><text:s text:c="12"/></text:span><text:span text:style-name="T25">throw</text:span><text:span text:style-name="T25"> </text:span><text:span text:style-name="T25">Error</text:span><text:span text:style-name="T25">(</text:span><text:span text:style-name="T25">string</text:span><text:span text:style-name="T25">(</text:span><text:span text:style-name="T25">"Failed to load file:server response code "</text:span><text:span text:style-name="T25">) </text:span><text:span text:style-name="T25">+</text:span><text:span text:style-name="T25"> to_string(res));</text:span></text:p>
      <text:p text:style-name="P1"><text:span text:style-name="T25"><text:s text:c="4"/>}</text:span></text:p>
      <text:p text:style-name="P1"><text:span text:style-name="T25"><text:s text:c="4"/></text:span><text:span text:style-name="T25">catch</text:span><text:span text:style-name="T25"> (</text:span><text:span text:style-name="T25">Error</text:span><text:span text:style-name="T25"> &amp; e)</text:span></text:p>
      <text:p text:style-name="P1"><text:span text:style-name="T25"><text:s text:c="4"/>{</text:span></text:p>
      <text:p text:style-name="P1"><text:span text:style-name="T25"><text:s text:c="8"/>cout </text:span><text:span text:style-name="T25">&lt;&lt;</text:span><text:span text:style-name="T25"> e.what() </text:span><text:span text:style-name="T25">&lt;&lt;</text:span><text:span text:style-name="T25"> endl;</text:span></text:p>
      <text:p text:style-name="P1"><text:span text:style-name="T25"><text:s text:c="8"/></text:span><text:span text:style-name="T25">return</text:span><text:span text:style-name="T25"> 1;</text:span></text:p>
      <text:p text:style-name="P1"><text:span text:style-name="T25"><text:s text:c="4"/>}</text:span></text:p>
      <text:p text:style-name="P2"/>
      <text:p text:style-name="P1"><text:span text:style-name="T25"><text:s text:c="4"/></text:span><text:span text:style-name="T25">return</text:span><text:span text:style-name="T25"> 0;</text:span></text:p>
      <text:p text:style-name="P3"><text:span text:style-name="T25">}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Заголовочный файл</text:p>
      <text:p text:style-name="P3"><text:span text:style-name="T25">#pragma</text:span><text:span text:style-name="T25"> </text:span><text:span text:style-name="T25">once</text:span></text:p>
      <text:p text:style-name="P1"><text:span text:style-name="T25">#include</text:span><text:span text:style-name="T25"> </text:span><text:span text:style-name="T25">&lt;string&gt;</text:span></text:p>
      <text:p text:style-name="P1"><text:span text:style-name="T25">#include</text:span><text:span text:style-name="T25"> </text:span><text:span text:style-name="T25">&lt;exception&gt;</text:span></text:p>
      <text:p text:style-name="P1"><text:span text:style-name="T25">#include</text:span><text:span text:style-name="T25"> </text:span><text:span text:style-name="T25">&lt;Winsock2.h&gt;</text:span></text:p>
      <text:p text:style-name="P1"><text:span text:style-name="T25"><text:s/></text:span><text:span text:style-name="T25">/* @brief Заголовочный файл для модуля HTTPClient, для</text:span></text:p>
      <text:p text:style-name="P1"><text:span text:style-name="T25">работы по протоколу HTTP</text:span></text:p>
      <text:p text:style-name="P1"><text:span text:style-name="T25"><text:s/>*/</text:span></text:p>
      <text:p text:style-name="P1"><text:span text:style-name="T25">using</text:span><text:span text:style-name="T25"> </text:span><text:span text:style-name="T25">namespace</text:span><text:span text:style-name="T25"> std;</text:span></text:p>
      <text:p text:style-name="P1"><text:span text:style-name="T25">/**</text:span></text:p>
      <text:p text:style-name="P1"><text:span text:style-name="T25"><text:s/>* @brief Класс для работы cкачивания файла по HTTP</text:span></text:p>
      <text:p text:style-name="P1"><text:span text:style-name="T25"><text:s/>* метод set_url устанавливает url,</text:span></text:p>
      <text:p text:style-name="P1"><text:span text:style-name="T25"><text:s/>* метод set_url устанавливает путь сохранения файла</text:span></text:p>
      <text:p text:style-name="P1"><text:span text:style-name="T25"><text:s/>* метод request выполняет запрос</text:span></text:p>
      <text:p text:style-name="P1"><text:span text:style-name="T25"><text:s/>*/</text:span></text:p>
      <text:p text:style-name="P1"><text:span text:style-name="T25">class</text:span><text:span text:style-name="T25"> </text:span><text:span text:style-name="T25">HTTPClient</text:span></text:p>
      <text:p text:style-name="P1"><text:span text:style-name="T25">{</text:span></text:p>
      <text:p text:style-name="P1"><text:span text:style-name="T25">private</text:span><text:span text:style-name="T25">:</text:span></text:p>
      <text:p text:style-name="P1"><text:span text:style-name="T25"><text:s text:c="4"/></text:span><text:span text:style-name="T25">char</text:span><text:span text:style-name="T25"> recv_buf[1024 * 1024]; </text:span><text:span text:style-name="T25">//!&lt; Буфер пиёма данных от сервера</text:span></text:p>
      <text:p text:style-name="P1"><text:span text:style-name="T25"><text:s text:c="8"/></text:span><text:span text:style-name="T25">int</text:span><text:span text:style-name="T25"> recv_count; </text:span><text:span text:style-name="T25">//!&lt; Количество принятых данных в буфере recv_buf</text:span></text:p>
      <text:p text:style-name="P1"><text:span text:style-name="T25"><text:s text:c="8"/></text:span><text:span text:style-name="T25">string</text:span><text:span text:style-name="T25"> server; </text:span><text:span text:style-name="T25">//!&lt; Адресс сервера</text:span></text:p>
      <text:p text:style-name="P1"><text:span text:style-name="T25"><text:s text:c="4"/></text:span><text:span text:style-name="T25">string</text:span><text:span text:style-name="T25"> path; </text:span><text:span text:style-name="T25">//!&lt; Путь к файлу на сервере</text:span></text:p>
      <text:p text:style-name="P1"><text:span text:style-name="T25"><text:s text:c="4"/></text:span><text:span text:style-name="T25">string</text:span><text:span text:style-name="T25"> file_path; </text:span><text:span text:style-name="T25">//!&lt; Путь по которому будет сохранён файл</text:span></text:p>
      <text:p text:style-name="P1"><text:span text:style-name="T25"><text:s text:c="8"/></text:span><text:span text:style-name="T25">SOCKET</text:span><text:span text:style-name="T25"> client_sock; </text:span><text:span text:style-name="T25">//!&lt; Дейскриптор сокета</text:span></text:p>
      <text:p text:style-name="P1"><text:span text:style-name="T25"><text:s text:c="7"/></text:span><text:span text:style-name="T25">/**</text:span></text:p>
      <text:p text:style-name="P1"><text:span text:style-name="T25"><text:s text:c="8"/>* @brief Устанавливает соединение с сервером</text:span></text:p>
      <text:p text:style-name="P1"><text:span text:style-name="T25"><text:s text:c="8"/>* @throw Error в случае ошибки</text:span></text:p>
      <text:p text:style-name="P1"><text:span text:style-name="T25"><text:s text:c="8"/>*/</text:span></text:p>
      <text:p text:style-name="P1"><text:span text:style-name="T25"><text:s text:c="4"/></text:span><text:span text:style-name="T25">void</text:span><text:span text:style-name="T25"> connect();</text:span></text:p>
      <text:p text:style-name="P1"><text:span text:style-name="T25"><text:s text:c="4"/></text:span><text:span text:style-name="T25">/**</text:span></text:p>
      <text:p text:style-name="P1"><text:span text:style-name="T25"><text:s text:c="5"/>* @brief Записывает полученные с сервера данные в</text:span></text:p>
      <text:p text:style-name="P1"><text:span text:style-name="T25"><text:s text:c="4"/>файл</text:span></text:p>
      <text:p text:style-name="P1"><text:span text:style-name="T25"><text:s text:c="4"/>30</text:span></text:p>
      <text:p text:style-name="P1"><text:span text:style-name="T25"><text:s text:c="5"/>* @details Записывает recv_count байт recv_buf в</text:span></text:p>
      <text:p text:style-name="P1"><text:span text:style-name="T25"><text:s text:c="4"/>файл file_path,</text:span></text:p>
      <text:p text:style-name="P1"><text:span text:style-name="T25"><text:s text:c="5"/>* затем получает из сокета в recv_buf следующию</text:span></text:p>
      <text:p text:style-name="P1"><text:span text:style-name="T25"><text:s text:c="4"/>порцию данных,</text:span></text:p>
      <text:p text:style-name="P1"><text:span text:style-name="T25"><text:s text:c="5"/>* цикл повторяется пока на сокете не закончутся</text:span></text:p>
      <text:p text:style-name="P1"><text:span text:style-name="T25"><text:s text:c="4"/>данные</text:span></text:p>
      <text:p text:style-name="P1"><text:span text:style-name="T25"><text:s text:c="5"/>* @throw Error в случае ошибки</text:span></text:p>
      <text:p text:style-name="P1"><text:span text:style-name="T25"><text:s text:c="5"/>*/</text:span></text:p>
      <text:p text:style-name="P1"><text:span text:style-name="T25"><text:s text:c="4"/></text:span><text:span text:style-name="T25">void</text:span><text:span text:style-name="T25"> save_to_file();</text:span></text:p>
      <text:p text:style-name="P1"><text:soft-page-break/><text:span text:style-name="T25">public</text:span><text:span text:style-name="T25">:</text:span></text:p>
      <text:p text:style-name="P1"><text:span text:style-name="T25"><text:s text:c="4"/></text:span><text:span text:style-name="T25">/**</text:span></text:p>
      <text:p text:style-name="P1"><text:span text:style-name="T25"><text:s text:c="5"/>* @brief Выполняет необходимую инициализацию</text:span></text:p>
      <text:p text:style-name="P1"><text:span text:style-name="T25"><text:s text:c="5"/>* @throw Error в случае ошибки</text:span></text:p>
      <text:p text:style-name="P1"><text:span text:style-name="T25"><text:s text:c="5"/>*/</text:span></text:p>
      <text:p text:style-name="P1"><text:span text:style-name="T25"><text:s text:c="4"/>HTTPClient();</text:span></text:p>
      <text:p text:style-name="P1"><text:span text:style-name="T25"><text:s text:c="4"/></text:span><text:span text:style-name="T25">string</text:span><text:span text:style-name="T25"> get_server() { </text:span><text:span text:style-name="T25">return</text:span><text:span text:style-name="T25"> server; }</text:span></text:p>
      <text:p text:style-name="P1"><text:span text:style-name="T25"><text:s text:c="4"/></text:span><text:span text:style-name="T25">string</text:span><text:span text:style-name="T25"> get_path() { </text:span><text:span text:style-name="T25">return</text:span><text:span text:style-name="T25"> path; }</text:span></text:p>
      <text:p text:style-name="P1"><text:span text:style-name="T25"><text:s text:c="4"/></text:span><text:span text:style-name="T25">void</text:span><text:span text:style-name="T25"> set_server(</text:span><text:span text:style-name="T25">const</text:span><text:span text:style-name="T25"> </text:span><text:span text:style-name="T25">string</text:span><text:span text:style-name="T25">&amp; </text:span><text:span text:style-name="T25">s</text:span><text:span text:style-name="T25">) { server </text:span><text:span text:style-name="T25">=</text:span><text:span text:style-name="T25"> </text:span><text:span text:style-name="T25">s</text:span><text:span text:style-name="T25">; }</text:span></text:p>
      <text:p text:style-name="P1"><text:span text:style-name="T25"><text:s text:c="4"/></text:span><text:span text:style-name="T25">void</text:span><text:span text:style-name="T25"> set_path(</text:span><text:span text:style-name="T25">const</text:span><text:span text:style-name="T25"> </text:span><text:span text:style-name="T25">string</text:span><text:span text:style-name="T25">&amp; </text:span><text:span text:style-name="T25">p</text:span><text:span text:style-name="T25">) { path </text:span><text:span text:style-name="T25">=</text:span><text:span text:style-name="T25"> </text:span><text:span text:style-name="T25">p</text:span><text:span text:style-name="T25">; }</text:span></text:p>
      <text:p text:style-name="P1"><text:span text:style-name="T25"><text:s text:c="4"/></text:span><text:span text:style-name="T25">/**</text:span></text:p>
      <text:p text:style-name="P1"><text:span text:style-name="T25"><text:s text:c="5"/>* @brief Выполняет валидацию url и заполняет</text:span></text:p>
      <text:p text:style-name="P1"><text:span text:style-name="T25"><text:s text:c="4"/>аттрибуты server и path,</text:span></text:p>
      <text:p text:style-name="P1"><text:span text:style-name="T25"><text:s text:c="5"/>* в случаи если аттребуты server и path не пусты</text:span></text:p>
      <text:p text:style-name="P1"><text:span text:style-name="T25"><text:s text:c="4"/>метод работает с относительными адресами</text:span></text:p>
      <text:p text:style-name="P1"><text:span text:style-name="T25"><text:s text:c="5"/>* @param [in] url URL адрес файла который требуется</text:span></text:p>
      <text:p text:style-name="P1"><text:span text:style-name="T25"><text:s text:c="4"/>загрузить</text:span></text:p>
      <text:p text:style-name="P1"><text:span text:style-name="T25"><text:s text:c="5"/>* @throw Error в случае ошибки</text:span></text:p>
      <text:p text:style-name="P1"><text:span text:style-name="T25"><text:s text:c="5"/>*/</text:span></text:p>
      <text:p text:style-name="P1"><text:span text:style-name="T25"><text:s text:c="4"/></text:span><text:span text:style-name="T25">void</text:span><text:span text:style-name="T25"> set_url(</text:span><text:span text:style-name="T25">const</text:span><text:span text:style-name="T25"> </text:span><text:span text:style-name="T25">string</text:span><text:span text:style-name="T25">&amp; </text:span><text:span text:style-name="T25">url</text:span><text:span text:style-name="T25">);</text:span></text:p>
      <text:p text:style-name="P1"><text:span text:style-name="T25"><text:s text:c="4"/></text:span><text:span text:style-name="T25">/**</text:span></text:p>
      <text:p text:style-name="P1"><text:span text:style-name="T25"><text:s text:c="5"/>* @brief Устанавливает аттрибут file_path</text:span></text:p>
      <text:p text:style-name="P1"><text:span text:style-name="T25"><text:s text:c="5"/>*/</text:span></text:p>
      <text:p text:style-name="P1"><text:span text:style-name="T25"><text:s text:c="4"/></text:span><text:span text:style-name="T25">void</text:span><text:span text:style-name="T25"> set_file(</text:span><text:span text:style-name="T25">const</text:span><text:span text:style-name="T25"> </text:span><text:span text:style-name="T25">string</text:span><text:span text:style-name="T25">&amp; </text:span><text:span text:style-name="T25">f_path</text:span><text:span text:style-name="T25">);</text:span></text:p>
      <text:p text:style-name="P1"><text:span text:style-name="T25"><text:s text:c="4"/></text:span><text:span text:style-name="T25">/**</text:span></text:p>
      <text:p text:style-name="P1"><text:span text:style-name="T25"><text:s text:c="5"/>* @brief Выполняет разбор заголовков</text:span></text:p>
      <text:p text:style-name="P1"><text:span text:style-name="T25"><text:s text:c="5"/>* @param [in] head_buf_str строка с данными</text:span></text:p>
      <text:p text:style-name="P1"><text:span text:style-name="T25"><text:s text:c="4"/>полученная с сервера, часть этих данных HTTP-заголовки</text:span></text:p>
      <text:p text:style-name="P1"><text:span text:style-name="T25"><text:s text:c="5"/>* @param [out] http_code http код ответа</text:span></text:p>
      <text:p text:style-name="P1"><text:span text:style-name="T25"><text:s text:c="5"/>* @param [out] loc значение заголовка Location</text:span></text:p>
      <text:p text:style-name="P1"><text:span text:style-name="T25"><text:s text:c="5"/>* @return размер заголовков в байтах</text:span></text:p>
      <text:p text:style-name="P1"><text:span text:style-name="T25"><text:s text:c="5"/>*/</text:span></text:p>
      <text:p text:style-name="P1"><text:span text:style-name="T25"><text:s text:c="4"/></text:span><text:span text:style-name="T25">static</text:span><text:span text:style-name="T25"> </text:span><text:span text:style-name="T25">int</text:span><text:span text:style-name="T25"> parse_headers(</text:span><text:span text:style-name="T25">const</text:span><text:span text:style-name="T25"> </text:span><text:span text:style-name="T25">string</text:span><text:span text:style-name="T25">&amp; </text:span><text:span text:style-name="T25">head_buf_str</text:span><text:span text:style-name="T25">,</text:span></text:p>
      <text:p text:style-name="P1"><text:span text:style-name="T25"><text:s text:c="8"/></text:span><text:span text:style-name="T25">int</text:span><text:span text:style-name="T25">&amp; </text:span><text:span text:style-name="T25">http_code</text:span><text:span text:style-name="T25">, </text:span><text:span text:style-name="T25">string</text:span><text:span text:style-name="T25">&amp; </text:span><text:span text:style-name="T25">loc</text:span><text:span text:style-name="T25">);</text:span></text:p>
      <text:p text:style-name="P1"><text:span text:style-name="T25"><text:s text:c="4"/></text:span><text:span text:style-name="T25">/**</text:span></text:p>
      <text:p text:style-name="P1"><text:span text:style-name="T25"><text:s text:c="4"/>31</text:span></text:p>
      <text:p text:style-name="P1"><text:span text:style-name="T25"><text:s text:c="5"/>* @brief Выполняет HTTP запрос и сохраняет результат</text:span></text:p>
      <text:p text:style-name="P1"><text:span text:style-name="T25"><text:s text:c="4"/>в файл</text:span></text:p>
      <text:p text:style-name="P1"><text:span text:style-name="T25"><text:s text:c="5"/>* @throw Error в случае ошибки</text:span></text:p>
      <text:p text:style-name="P1"><text:span text:style-name="T25"><text:s text:c="5"/>*/</text:span></text:p>
      <text:p text:style-name="P1"><text:span text:style-name="T25"><text:s text:c="4"/></text:span><text:span text:style-name="T25">int</text:span><text:span text:style-name="T25"> request();</text:span></text:p>
      <text:p text:style-name="P1"><text:span text:style-name="T25"><text:s text:c="4"/>~HTTPClient();</text:span></text:p>
      <text:p text:style-name="P1"><text:soft-page-break/><text:span text:style-name="T25">};</text:span></text:p>
      <text:p text:style-name="P1"><text:span text:style-name="T25">/**</text:span></text:p>
      <text:p text:style-name="P1"><text:span text:style-name="T25"><text:s/>* @brief Класс для обработки ошибок</text:span></text:p>
      <text:p text:style-name="P1"><text:span text:style-name="T25"><text:s/>*/</text:span></text:p>
      <text:p text:style-name="P1"><text:span text:style-name="T25">class</text:span><text:span text:style-name="T25"> </text:span><text:span text:style-name="T25">Error</text:span><text:span text:style-name="T25"> : </text:span><text:span text:style-name="T25">public</text:span><text:span text:style-name="T25"> </text:span><text:span text:style-name="T25">exception</text:span></text:p>
      <text:p text:style-name="P1"><text:span text:style-name="T25">{</text:span></text:p>
      <text:p text:style-name="P1"><text:span text:style-name="T25"><text:s text:c="4"/></text:span><text:span text:style-name="T25">string</text:span><text:span text:style-name="T25"> what_str; </text:span><text:span text:style-name="T25">//!&lt; Описание ошибки</text:span></text:p>
      <text:p text:style-name="P1"><text:span text:style-name="T25">public</text:span><text:span text:style-name="T25">:</text:span></text:p>
      <text:p text:style-name="P1"><text:span text:style-name="T25"><text:s text:c="4"/></text:span><text:span text:style-name="T25">/**</text:span></text:p>
      <text:p text:style-name="P1"><text:span text:style-name="T25"><text:s text:c="5"/>* @brief Создаёт ошибку</text:span></text:p>
      <text:p text:style-name="P1"><text:span text:style-name="T25"><text:s text:c="5"/>* @param [in] what_arg описание ошибки</text:span></text:p>
      <text:p text:style-name="P1"><text:span text:style-name="T25"><text:s text:c="5"/>*/</text:span></text:p>
      <text:p text:style-name="P1"><text:span text:style-name="T25"><text:s text:c="4"/>Error(</text:span><text:span text:style-name="T25">const</text:span><text:span text:style-name="T25"> </text:span><text:span text:style-name="T25">string</text:span><text:span text:style-name="T25">&amp; </text:span><text:span text:style-name="T25">what_arg</text:span><text:span text:style-name="T25">) : what_str(</text:span><text:span text:style-name="T25">what_arg</text:span><text:span text:style-name="T25">) {}</text:span></text:p>
      <text:p text:style-name="P1"><text:span text:style-name="T25"><text:s text:c="4"/></text:span><text:span text:style-name="T25">/**</text:span></text:p>
      <text:p text:style-name="P1"><text:span text:style-name="T25"><text:s text:c="5"/>* @brief Возвращает описание ошибки</text:span></text:p>
      <text:p text:style-name="P1"><text:span text:style-name="T25"><text:s text:c="5"/>* @return описание ошибки</text:span></text:p>
      <text:p text:style-name="P1"><text:span text:style-name="T25"><text:s text:c="5"/>*/</text:span></text:p>
      <text:p text:style-name="P1"><text:span text:style-name="T25"><text:s text:c="4"/></text:span><text:span text:style-name="T25">const</text:span><text:span text:style-name="T25"> </text:span><text:span text:style-name="T25">char</text:span><text:span text:style-name="T25">* what() { </text:span><text:span text:style-name="T25">return</text:span><text:span text:style-name="T25"> what_str.c_str(); }</text:span></text:p>
      <text:p text:style-name="P1"><text:span text:style-name="T25"><text:s text:c="4"/>~Error() </text:span><text:span text:style-name="T25">throw</text:span><text:span text:style-name="T25">() {}</text:span></text:p>
      <text:p text:style-name="P1"><text:span text:style-name="T25">};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Дополнительный модуль:</text:p>
      <text:p text:style-name="P3"><text:span text:style-name="T25">#include</text:span><text:span text:style-name="T25"> </text:span><text:span text:style-name="T25">"HTTPClient.h"</text:span></text:p>
      <text:p text:style-name="P1"><text:span text:style-name="T25">#include</text:span><text:span text:style-name="T25"> </text:span><text:span text:style-name="T25">&lt;iostream&gt;</text:span></text:p>
      <text:p text:style-name="P1"><text:span text:style-name="T25">#include</text:span><text:span text:style-name="T25"> </text:span><text:span text:style-name="T25">&lt;fstream&gt;</text:span></text:p>
      <text:p text:style-name="P1"><text:span text:style-name="T25">#include</text:span><text:span text:style-name="T25"> </text:span><text:span text:style-name="T25">&lt;string&gt;</text:span></text:p>
      <text:p text:style-name="P1"><text:span text:style-name="T25">#include</text:span><text:span text:style-name="T25"> </text:span><text:span text:style-name="T25">&lt;ws2tcpip.h&gt;</text:span></text:p>
      <text:p text:style-name="P1"><text:span text:style-name="T25">/* @brief Реализация класса HTTPClient, для работы по</text:span></text:p>
      <text:p text:style-name="P1"><text:span text:style-name="T25">протоколу HTTP</text:span></text:p>
      <text:p text:style-name="P1"><text:span text:style-name="T25">*/</text:span></text:p>
      <text:p text:style-name="P1"><text:span text:style-name="T25">using</text:span><text:span text:style-name="T25"> </text:span><text:span text:style-name="T25">namespace</text:span><text:span text:style-name="T25"> std;</text:span></text:p>
      <text:p text:style-name="P1"><text:span text:style-name="T25">HTTPClient</text:span><text:span text:style-name="T25">::HTTPClient()</text:span></text:p>
      <text:p text:style-name="P1"><text:span text:style-name="T25">{</text:span></text:p>
      <text:p text:style-name="P1"><text:span text:style-name="T25"><text:s text:c="4"/></text:span><text:span text:style-name="T25">WSADATA</text:span><text:span text:style-name="T25"> wsaData;</text:span></text:p>
      <text:p text:style-name="P1"><text:span text:style-name="T25"><text:s text:c="4"/></text:span><text:span text:style-name="T25">int</text:span><text:span text:style-name="T25"> result = WSAStartup(</text:span><text:span text:style-name="T25">MAKEWORD</text:span><text:span text:style-name="T25">(2, 2), &amp;wsaData);</text:span></text:p>
      <text:p text:style-name="P1"><text:span text:style-name="T25"><text:s text:c="4"/></text:span><text:span text:style-name="T25">if</text:span><text:span text:style-name="T25"> (result != 0)</text:span></text:p>
      <text:p text:style-name="P1"><text:span text:style-name="T25"><text:s text:c="8"/></text:span><text:span text:style-name="T25">throw</text:span><text:span text:style-name="T25"> </text:span><text:span text:style-name="T25">Error</text:span><text:span text:style-name="T25">(</text:span><text:span text:style-name="T25">"WSAStartup failed"</text:span><text:span text:style-name="T25">);</text:span></text:p>
      <text:p text:style-name="P1"><text:span text:style-name="T25">}</text:span></text:p>
      <text:p text:style-name="P1"><text:span text:style-name="T25">void</text:span><text:span text:style-name="T25"> </text:span><text:span text:style-name="T25">HTTPClient</text:span><text:span text:style-name="T25">::set_url(</text:span><text:span text:style-name="T25">const</text:span><text:span text:style-name="T25"> </text:span><text:span text:style-name="T25">string</text:span><text:span text:style-name="T25">&amp; </text:span><text:span text:style-name="T25">url</text:span><text:span text:style-name="T25">)</text:span></text:p>
      <text:p text:style-name="P1"><text:span text:style-name="T25">{</text:span></text:p>
      <text:p text:style-name="P1"><text:span text:style-name="T25"><text:s text:c="4"/></text:span><text:span text:style-name="T25">if</text:span><text:span text:style-name="T25"> (</text:span><text:span text:style-name="T25">url</text:span><text:span text:style-name="T25">.substr(0, 7) </text:span><text:span text:style-name="T25">==</text:span><text:span text:style-name="T25"> </text:span><text:span text:style-name="T25">"HTTP://"</text:span><text:span text:style-name="T25"> || </text:span><text:span text:style-name="T25">url</text:span><text:span text:style-name="T25">.substr(0, 7)</text:span></text:p>
      <text:p text:style-name="P1"><text:span text:style-name="T25"><text:s text:c="8"/></text:span><text:span text:style-name="T25">==</text:span><text:span text:style-name="T25"> </text:span><text:span text:style-name="T25">"http://"</text:span><text:span text:style-name="T25">)</text:span></text:p>
      <text:p text:style-name="P1"><text:span text:style-name="T25"><text:s text:c="4"/>{</text:span></text:p>
      <text:p text:style-name="P1"><text:span text:style-name="T25"><text:s text:c="8"/>server </text:span><text:span text:style-name="T25">=</text:span><text:span text:style-name="T25"> </text:span><text:span text:style-name="T25">url</text:span><text:span text:style-name="T25">.substr(7, </text:span><text:span text:style-name="T25">url</text:span><text:span text:style-name="T25">.find(</text:span><text:span text:style-name="T25">"/"</text:span><text:span text:style-name="T25">, 7) - 7);</text:span></text:p>
      <text:p text:style-name="P1"><text:span text:style-name="T25"><text:s text:c="8"/>path </text:span><text:span text:style-name="T25">=</text:span><text:span text:style-name="T25"> </text:span><text:span text:style-name="T25">url</text:span><text:span text:style-name="T25">.substr(7 + server.size());</text:span></text:p>
      <text:p text:style-name="P1"><text:span text:style-name="T25"><text:s text:c="8"/></text:span><text:span text:style-name="T25">if</text:span><text:span text:style-name="T25"> (path.empty())</text:span></text:p>
      <text:p text:style-name="P1"><text:span text:style-name="T25"><text:s text:c="12"/>path </text:span><text:span text:style-name="T25">=</text:span><text:span text:style-name="T25"> </text:span><text:span text:style-name="T25">"/"</text:span><text:span text:style-name="T25">;</text:span></text:p>
      <text:p text:style-name="P1"><text:span text:style-name="T25"><text:s text:c="4"/>}</text:span></text:p>
      <text:p text:style-name="P1"><text:span text:style-name="T25"><text:s text:c="4"/></text:span><text:span text:style-name="T25">else</text:span><text:span text:style-name="T25"> </text:span><text:span text:style-name="T25">if</text:span><text:span text:style-name="T25"> (</text:span><text:span text:style-name="T25">url</text:span><text:span text:style-name="T25">.substr(0, 8) </text:span><text:span text:style-name="T25">==</text:span><text:span text:style-name="T25"> </text:span><text:span text:style-name="T25">"HTTPS://"</text:span><text:span text:style-name="T25"> ||</text:span></text:p>
      <text:p text:style-name="P1"><text:span text:style-name="T25"><text:s text:c="8"/></text:span><text:span text:style-name="T25">url</text:span><text:span text:style-name="T25">.substr(0, 8) </text:span><text:span text:style-name="T25">==</text:span><text:span text:style-name="T25"> </text:span><text:span text:style-name="T25">"https://"</text:span><text:span text:style-name="T25">)</text:span></text:p>
      <text:p text:style-name="P1"><text:span text:style-name="T25"><text:s text:c="8"/></text:span><text:span text:style-name="T25">throw</text:span><text:span text:style-name="T25"> </text:span><text:span text:style-name="T25">Error</text:span><text:span text:style-name="T25">(</text:span><text:span text:style-name="T25">"HTTPS is not supported"</text:span><text:span text:style-name="T25">);</text:span></text:p>
      <text:p text:style-name="P1"><text:span text:style-name="T25"><text:s text:c="4"/></text:span><text:span text:style-name="T25">else</text:span><text:span text:style-name="T25"> </text:span><text:span text:style-name="T25">if</text:span><text:span text:style-name="T25"> (!server.empty() &amp;&amp; !path.empty())</text:span></text:p>
      <text:p text:style-name="P1"><text:span text:style-name="T25"><text:s text:c="4"/>{</text:span></text:p>
      <text:p text:style-name="P1"><text:span text:style-name="T25"><text:s text:c="8"/></text:span><text:span text:style-name="T25">if</text:span><text:span text:style-name="T25"> (</text:span><text:span text:style-name="T25">url</text:span><text:span text:style-name="T25">[</text:span><text:span text:style-name="T25">0</text:span><text:span text:style-name="T25">]</text:span><text:span text:style-name="T25"> == </text:span><text:span text:style-name="T25">'/'</text:span><text:span text:style-name="T25">)</text:span></text:p>
      <text:p text:style-name="P1"><text:span text:style-name="T25"><text:s text:c="12"/>path </text:span><text:span text:style-name="T25">=</text:span><text:span text:style-name="T25"> </text:span><text:span text:style-name="T25">url</text:span><text:span text:style-name="T25">;</text:span></text:p>
      <text:p text:style-name="P1"><text:span text:style-name="T25"><text:s text:c="8"/></text:span><text:span text:style-name="T25">else</text:span></text:p>
      <text:p text:style-name="P1"><text:span text:style-name="T25"><text:s text:c="12"/>path </text:span><text:span text:style-name="T25">=</text:span><text:span text:style-name="T25"> path.substr(0, path.rfind(</text:span><text:span text:style-name="T25">"/"</text:span><text:span text:style-name="T25">)) </text:span><text:span text:style-name="T25">+</text:span><text:span text:style-name="T25"> </text:span><text:span text:style-name="T25">"/"</text:span></text:p>
      <text:p text:style-name="P1"><text:span text:style-name="T25"><text:s text:c="12"/></text:span><text:span text:style-name="T25">+</text:span><text:span text:style-name="T25"> </text:span><text:span text:style-name="T25">url</text:span><text:span text:style-name="T25">;</text:span></text:p>
      <text:p text:style-name="P1"><text:span text:style-name="T25"><text:s text:c="4"/>}</text:span></text:p>
      <text:p text:style-name="P1"><text:span text:style-name="T25"><text:s text:c="4"/></text:span><text:span text:style-name="T25">else</text:span></text:p>
      <text:p text:style-name="P1"><text:span text:style-name="T25"><text:s text:c="8"/></text:span><text:span text:style-name="T25">throw</text:span><text:span text:style-name="T25"> </text:span><text:span text:style-name="T25">Error</text:span><text:span text:style-name="T25">(</text:span><text:span text:style-name="T25">"Incorrect url"</text:span><text:span text:style-name="T25">);</text:span></text:p>
      <text:p text:style-name="P1"><text:span text:style-name="T25">}</text:span></text:p>
      <text:p text:style-name="P1"><text:span text:style-name="T25">void</text:span><text:span text:style-name="T25"> </text:span><text:span text:style-name="T25">HTTPClient</text:span><text:span text:style-name="T25">::set_file(</text:span><text:span text:style-name="T25">const</text:span><text:span text:style-name="T25"> </text:span><text:span text:style-name="T25">string</text:span><text:span text:style-name="T25">&amp; </text:span><text:span text:style-name="T25">f_path</text:span><text:span text:style-name="T25">)</text:span></text:p>
      <text:p text:style-name="P1"><text:soft-page-break/><text:span text:style-name="T25">{</text:span></text:p>
      <text:p text:style-name="P1"><text:span text:style-name="T25"><text:s text:c="4"/>file_path </text:span><text:span text:style-name="T25">=</text:span><text:span text:style-name="T25"> </text:span><text:span text:style-name="T25">f_path</text:span><text:span text:style-name="T25">;</text:span></text:p>
      <text:p text:style-name="P1"><text:span text:style-name="T25">}</text:span></text:p>
      <text:p text:style-name="P1"><text:span text:style-name="T25">void</text:span><text:span text:style-name="T25"> </text:span><text:span text:style-name="T25">HTTPClient</text:span><text:span text:style-name="T25">::connect()</text:span></text:p>
      <text:p text:style-name="P1"><text:span text:style-name="T25">{</text:span></text:p>
      <text:p text:style-name="P1"><text:span text:style-name="T25"><text:s text:c="4"/></text:span><text:span text:style-name="T25">int</text:span><text:span text:style-name="T25"> rc;</text:span></text:p>
      <text:p text:style-name="P1"><text:span text:style-name="T25"><text:s text:c="4"/></text:span><text:span text:style-name="T25">addrinfo</text:span><text:span text:style-name="T25">* server_addr;</text:span></text:p>
      <text:p text:style-name="P2"/>
      <text:p text:style-name="P1"><text:span text:style-name="T25"><text:s text:c="4"/>rc = getaddrinfo(server.c_str(), </text:span><text:span text:style-name="T25">"http"</text:span><text:span text:style-name="T25">, </text:span><text:span text:style-name="T25">nullptr</text:span><text:span text:style-name="T25">,</text:span></text:p>
      <text:p text:style-name="P1"><text:span text:style-name="T25"><text:s text:c="8"/>&amp;server_addr);</text:span></text:p>
      <text:p text:style-name="P1"><text:span text:style-name="T25"><text:s text:c="4"/></text:span><text:span text:style-name="T25">if</text:span><text:span text:style-name="T25"> (rc != 0)</text:span></text:p>
      <text:p text:style-name="P1"><text:span text:style-name="T25"><text:s text:c="8"/></text:span><text:span text:style-name="T25">throw</text:span><text:span text:style-name="T25"> </text:span><text:span text:style-name="T25">Error</text:span><text:span text:style-name="T25">(</text:span><text:span text:style-name="T25">"Getaddrinfo error"</text:span><text:span text:style-name="T25">);</text:span></text:p>
      <text:p text:style-name="P2"/>
      <text:p text:style-name="P1"><text:span text:style-name="T25"><text:s text:c="4"/>client_sock = socket(server_addr-&gt;ai_family,</text:span></text:p>
      <text:p text:style-name="P1"><text:span text:style-name="T25"><text:s text:c="8"/>server_addr-&gt;ai_socktype, server_addr-&gt;ai_protocol);</text:span></text:p>
      <text:p text:style-name="P1"><text:span text:style-name="T25"><text:s text:c="4"/></text:span><text:span text:style-name="T25">if</text:span><text:span text:style-name="T25"> (client_sock &lt;= 0)</text:span></text:p>
      <text:p text:style-name="P1"><text:span text:style-name="T25"><text:s text:c="8"/></text:span><text:span text:style-name="T25">throw</text:span><text:span text:style-name="T25"> </text:span><text:span text:style-name="T25">Error</text:span><text:span text:style-name="T25">(</text:span><text:span text:style-name="T25">"Invalid socket"</text:span><text:span text:style-name="T25">);</text:span></text:p>
      <text:p text:style-name="P1"><text:span text:style-name="T25"><text:s text:c="4"/>rc = ::connect(client_sock, server_addr-&gt;ai_addr,</text:span></text:p>
      <text:p text:style-name="P1"><text:span text:style-name="T25"><text:s text:c="8"/>server_addr-&gt;ai_addrlen);</text:span></text:p>
      <text:p text:style-name="P1"><text:span text:style-name="T25"><text:s text:c="4"/></text:span><text:span text:style-name="T25">if</text:span><text:span text:style-name="T25"> (rc == -1)</text:span></text:p>
      <text:p text:style-name="P1"><text:span text:style-name="T25"><text:s text:c="8"/></text:span><text:span text:style-name="T25">throw</text:span><text:span text:style-name="T25"> </text:span><text:span text:style-name="T25">Error</text:span><text:span text:style-name="T25">(</text:span><text:span text:style-name="T25">"Connection error"</text:span><text:span text:style-name="T25">);</text:span></text:p>
      <text:p text:style-name="P1"><text:span text:style-name="T25">}</text:span></text:p>
      <text:p text:style-name="P1"><text:span text:style-name="T25">int</text:span><text:span text:style-name="T25"> </text:span><text:span text:style-name="T25">HTTPClient</text:span><text:span text:style-name="T25">::parse_headers(</text:span><text:span text:style-name="T25">const</text:span><text:span text:style-name="T25"> </text:span><text:span text:style-name="T25">string</text:span><text:span text:style-name="T25">&amp; </text:span><text:span text:style-name="T25">head_buf_str</text:span><text:span text:style-name="T25">,</text:span></text:p>
      <text:p text:style-name="P1"><text:span text:style-name="T25"><text:s text:c="4"/></text:span><text:span text:style-name="T25">int</text:span><text:span text:style-name="T25">&amp; </text:span><text:span text:style-name="T25">res_code</text:span><text:span text:style-name="T25">, </text:span><text:span text:style-name="T25">string</text:span><text:span text:style-name="T25">&amp; </text:span><text:span text:style-name="T25">loc</text:span><text:span text:style-name="T25">)</text:span></text:p>
      <text:p text:style-name="P1"><text:span text:style-name="T25">{</text:span></text:p>
      <text:p text:style-name="P1"><text:span text:style-name="T25"><text:s text:c="4"/></text:span><text:span text:style-name="T25">int</text:span><text:span text:style-name="T25"> ret;</text:span></text:p>
      <text:p text:style-name="P1"><text:span text:style-name="T25"><text:s text:c="4"/></text:span><text:span text:style-name="T25">size_t</text:span><text:span text:style-name="T25"> head_size = </text:span><text:span text:style-name="T25">head_buf_str</text:span><text:span text:style-name="T25">.find(</text:span><text:span text:style-name="T25">"\r\n\r\n"</text:span><text:span text:style-name="T25">) + 4;</text:span></text:p>
      <text:p text:style-name="P2"/>
      <text:p text:style-name="P1"><text:span text:style-name="T25"><text:s text:c="4"/></text:span><text:span text:style-name="T25">if</text:span><text:span text:style-name="T25"> (head_size == </text:span><text:span text:style-name="T25">string</text:span><text:span text:style-name="T25">::npos)</text:span></text:p>
      <text:p text:style-name="P1"><text:span text:style-name="T25"><text:s text:c="8"/></text:span><text:span text:style-name="T25">return</text:span><text:span text:style-name="T25"> -1;</text:span></text:p>
      <text:p text:style-name="P2"/>
      <text:p text:style-name="P1"><text:span text:style-name="T25"><text:s text:c="4"/></text:span><text:span text:style-name="T25">string</text:span><text:span text:style-name="T25"> head_str(</text:span><text:span text:style-name="T25">head_buf_str</text:span><text:span text:style-name="T25">, 0, head_size);</text:span></text:p>
      <text:p text:style-name="P1"><text:span text:style-name="T25"><text:s text:c="4"/>ret = sscanf(head_str.substr(0, head_str.find(</text:span><text:span text:style-name="T25">"\r\n"</text:span><text:span text:style-name="T25">)).c_str(), </text:span><text:span text:style-name="T25">"HTTP/1.%*[01] %3u"</text:span><text:span text:style-name="T25">, &amp;</text:span><text:span text:style-name="T25">res_code</text:span><text:span text:style-name="T25">);</text:span></text:p>
      <text:p text:style-name="P1"><text:span text:style-name="T25"><text:s text:c="4"/></text:span><text:span text:style-name="T25">if</text:span><text:span text:style-name="T25"> (ret != 1)</text:span></text:p>
      <text:p text:style-name="P1"><text:span text:style-name="T25"><text:s text:c="8"/></text:span><text:span text:style-name="T25">return</text:span><text:span text:style-name="T25"> -1;</text:span></text:p>
      <text:p text:style-name="P2"/>
      <text:p text:style-name="P1"><text:span text:style-name="T25"><text:s text:c="4"/></text:span><text:span text:style-name="T25">size_t</text:span><text:span text:style-name="T25"> loc_pos = head_str.find(</text:span><text:span text:style-name="T25">"Location: "</text:span><text:span text:style-name="T25">);</text:span></text:p>
      <text:p text:style-name="P1"><text:span text:style-name="T25"><text:s text:c="4"/></text:span><text:span text:style-name="T25">if</text:span><text:span text:style-name="T25"> (loc_pos != </text:span><text:span text:style-name="T25">string</text:span><text:span text:style-name="T25">::npos)</text:span></text:p>
      <text:p text:style-name="P1"><text:span text:style-name="T25"><text:s text:c="8"/></text:span><text:span text:style-name="T25">loc</text:span><text:span text:style-name="T25"> </text:span><text:span text:style-name="T25">=</text:span><text:span text:style-name="T25"> head_str.substr(loc_pos + 10,</text:span></text:p>
      <text:p text:style-name="P1"><text:span text:style-name="T25"><text:s text:c="12"/>head_str.find(</text:span><text:span text:style-name="T25">"\r\n"</text:span><text:span text:style-name="T25">, loc_pos) - loc_pos - 10);</text:span></text:p>
      <text:p text:style-name="P2"/>
      <text:p text:style-name="P1"><text:soft-page-break/><text:span text:style-name="T25"><text:s text:c="4"/></text:span><text:span text:style-name="T25">return</text:span><text:span text:style-name="T25"> head_size;</text:span></text:p>
      <text:p text:style-name="P1"><text:span text:style-name="T25">}</text:span></text:p>
      <text:p text:style-name="P1"><text:span text:style-name="T25">int</text:span><text:span text:style-name="T25"> </text:span><text:span text:style-name="T25">HTTPClient</text:span><text:span text:style-name="T25">::request()</text:span></text:p>
      <text:p text:style-name="P1"><text:span text:style-name="T25">{</text:span></text:p>
      <text:p text:style-name="P1"><text:span text:style-name="T25"><text:s text:c="4"/></text:span><text:span text:style-name="T25">if</text:span><text:span text:style-name="T25"> (server.empty() || path.empty())</text:span></text:p>
      <text:p text:style-name="P1"><text:span text:style-name="T25"><text:s text:c="8"/></text:span><text:span text:style-name="T25">throw</text:span><text:span text:style-name="T25"> </text:span><text:span text:style-name="T25">Error</text:span><text:span text:style-name="T25">(</text:span><text:span text:style-name="T25">"Url not set"</text:span><text:span text:style-name="T25">);</text:span></text:p>
      <text:p text:style-name="P1"><text:span text:style-name="T25"><text:s text:c="4"/></text:span><text:span text:style-name="T25">if</text:span><text:span text:style-name="T25"> (file_path.empty())</text:span></text:p>
      <text:p text:style-name="P1"><text:span text:style-name="T25"><text:s text:c="8"/></text:span><text:span text:style-name="T25">throw</text:span><text:span text:style-name="T25"> </text:span><text:span text:style-name="T25">Error</text:span><text:span text:style-name="T25">(</text:span><text:span text:style-name="T25">"File path not set"</text:span><text:span text:style-name="T25">);</text:span></text:p>
      <text:p text:style-name="P2"/>
      <text:p text:style-name="P1"><text:span text:style-name="T25"><text:s text:c="4"/></text:span><text:span text:style-name="T25">string</text:span><text:span text:style-name="T25"> client_request = </text:span><text:span text:style-name="T25">"GET "</text:span><text:span text:style-name="T25"> </text:span><text:span text:style-name="T25">+</text:span><text:span text:style-name="T25"> path </text:span><text:span text:style-name="T25">+</text:span><text:span text:style-name="T25"> </text:span><text:span text:style-name="T25">" HTTP/1.1\r\</text:span></text:p>
      <text:p text:style-name="P1"><text:span text:style-name="T25">nHost: "</text:span><text:span text:style-name="T25"> </text:span><text:span text:style-name="T25">+</text:span><text:span text:style-name="T25"> server </text:span><text:span text:style-name="T25">+</text:span><text:span text:style-name="T25"> </text:span><text:span text:style-name="T25">"\r\nConnection: close\r\n\r\n"</text:span><text:span text:style-name="T25">;</text:span></text:p>
      <text:p text:style-name="P1"><text:span text:style-name="T25"><text:s text:c="4"/></text:span><text:span text:style-name="T25">int</text:span><text:span text:style-name="T25"> ret, headers_size, recv_head_count, http_code;</text:span></text:p>
      <text:p text:style-name="P1"><text:span text:style-name="T25"><text:s text:c="4"/></text:span><text:span text:style-name="T25">string</text:span><text:span text:style-name="T25"> location;</text:span></text:p>
      <text:p text:style-name="P1"><text:span text:style-name="T25"><text:s text:c="4"/></text:span><text:span text:style-name="T25">char</text:span><text:span text:style-name="T25"> recv_head_buf[1024];</text:span></text:p>
      <text:p text:style-name="P2"/>
      <text:p text:style-name="P1"><text:span text:style-name="T25"><text:s text:c="4"/>connect();</text:span></text:p>
      <text:p text:style-name="P1"><text:span text:style-name="T25"><text:s text:c="4"/>ret = send(client_sock, client_request.c_str(),</text:span></text:p>
      <text:p text:style-name="P1"><text:span text:style-name="T25"><text:s text:c="8"/>client_request.size(), 0);</text:span></text:p>
      <text:p text:style-name="P1"><text:span text:style-name="T25"><text:s text:c="4"/></text:span><text:span text:style-name="T25">if</text:span><text:span text:style-name="T25"> (ret == -1)</text:span></text:p>
      <text:p text:style-name="P1"><text:span text:style-name="T25"><text:s text:c="8"/></text:span><text:span text:style-name="T25">throw</text:span><text:span text:style-name="T25"> </text:span><text:span text:style-name="T25">Error</text:span><text:span text:style-name="T25">(</text:span><text:span text:style-name="T25">"Sending error"</text:span><text:span text:style-name="T25">);</text:span></text:p>
      <text:p text:style-name="P2"/>
      <text:p text:style-name="P1"><text:span text:style-name="T25"><text:s text:c="4"/>recv_head_count = recv(client_sock, recv_head_buf,</text:span></text:p>
      <text:p text:style-name="P1"><text:span text:style-name="T25"><text:s text:c="8"/></text:span><text:span text:style-name="T25">sizeof</text:span><text:span text:style-name="T25">(recv_head_buf), 0);</text:span></text:p>
      <text:p text:style-name="P1"><text:span text:style-name="T25"><text:s text:c="4"/></text:span><text:span text:style-name="T25">if</text:span><text:span text:style-name="T25"> (recv_head_count == -1)</text:span></text:p>
      <text:p text:style-name="P1"><text:span text:style-name="T25"><text:s text:c="8"/></text:span><text:span text:style-name="T25">throw</text:span><text:span text:style-name="T25"> </text:span><text:span text:style-name="T25">Error</text:span><text:span text:style-name="T25">(</text:span><text:span text:style-name="T25">"Recv error"</text:span><text:span text:style-name="T25">);</text:span></text:p>
      <text:p text:style-name="P2"/>
      <text:p text:style-name="P1"><text:span text:style-name="T25"><text:s text:c="4"/>headers_size = parse_headers(</text:span><text:span text:style-name="T25">string</text:span><text:span text:style-name="T25">(recv_head_buf,</text:span></text:p>
      <text:p text:style-name="P1"><text:span text:style-name="T25"><text:s text:c="8"/>recv_head_count), http_code, location);</text:span></text:p>
      <text:p text:style-name="P2"/>
      <text:p text:style-name="P1"><text:span text:style-name="T25"><text:s text:c="4"/></text:span><text:span text:style-name="T25">if</text:span><text:span text:style-name="T25"> (headers_size == -1)</text:span></text:p>
      <text:p text:style-name="P1"><text:span text:style-name="T25"><text:s text:c="8"/></text:span><text:span text:style-name="T25">throw</text:span><text:span text:style-name="T25"> </text:span><text:span text:style-name="T25">Error</text:span><text:span text:style-name="T25">(</text:span><text:span text:style-name="T25">"Parse header error"</text:span><text:span text:style-name="T25">);</text:span></text:p>
      <text:p text:style-name="P2"/>
      <text:p text:style-name="P1"><text:span text:style-name="T25"><text:s text:c="4"/></text:span><text:span text:style-name="T25">if</text:span><text:span text:style-name="T25"> (!location.empty())</text:span></text:p>
      <text:p text:style-name="P1"><text:span text:style-name="T25"><text:s text:c="4"/>{</text:span></text:p>
      <text:p text:style-name="P1"><text:span text:style-name="T25"><text:s text:c="8"/>closesocket(client_sock);</text:span></text:p>
      <text:p text:style-name="P1"><text:span text:style-name="T25"><text:s text:c="8"/></text:span><text:span text:style-name="T25">try</text:span><text:span text:style-name="T25"> {</text:span></text:p>
      <text:p text:style-name="P1"><text:span text:style-name="T25"><text:s text:c="12"/>set_url(location);</text:span></text:p>
      <text:p text:style-name="P1"><text:span text:style-name="T25"><text:s text:c="8"/>}</text:span></text:p>
      <text:p text:style-name="P1"><text:span text:style-name="T25"><text:s text:c="8"/></text:span><text:span text:style-name="T25">catch</text:span><text:span text:style-name="T25"> (</text:span><text:span text:style-name="T25">Error</text:span><text:span text:style-name="T25"> &amp; e)</text:span></text:p>
      <text:p text:style-name="P1"><text:span text:style-name="T25"><text:s text:c="8"/>{</text:span></text:p>
      <text:p text:style-name="P1"><text:span text:style-name="T25"><text:s text:c="12"/></text:span><text:span text:style-name="T25">throw</text:span><text:span text:style-name="T25"> </text:span><text:span text:style-name="T25">Error</text:span><text:span text:style-name="T25">(</text:span><text:span text:style-name="T25">string</text:span><text:span text:style-name="T25">(</text:span><text:span text:style-name="T25">"Wrong redirection: "</text:span><text:span text:style-name="T25">) </text:span><text:span text:style-name="T25">+</text:span></text:p>
      <text:p text:style-name="P1"><text:span text:style-name="T25"><text:s text:c="16"/>e.what());</text:span></text:p>
      <text:p text:style-name="P1"><text:soft-page-break/><text:span text:style-name="T25"><text:s text:c="8"/>}</text:span></text:p>
      <text:p text:style-name="P1"><text:span text:style-name="T25"><text:s text:c="8"/></text:span><text:span text:style-name="T25">return</text:span><text:span text:style-name="T25"> request();</text:span></text:p>
      <text:p text:style-name="P1"><text:span text:style-name="T25"><text:s text:c="4"/>}</text:span></text:p>
      <text:p text:style-name="P2"/>
      <text:p text:style-name="P1"><text:span text:style-name="T25"><text:s text:c="4"/></text:span><text:span text:style-name="T25">if</text:span><text:span text:style-name="T25"> (http_code == 200)</text:span></text:p>
      <text:p text:style-name="P1"><text:span text:style-name="T25"><text:s text:c="4"/>{</text:span></text:p>
      <text:p text:style-name="P1"><text:span text:style-name="T25"><text:s text:c="8"/>recv_count = recv_head_count - headers_size;</text:span></text:p>
      <text:p text:style-name="P1"><text:span text:style-name="T25"><text:s text:c="8"/>memcpy(recv_buf, recv_head_buf + headers_size,</text:span></text:p>
      <text:p text:style-name="P1"><text:span text:style-name="T25"><text:s text:c="12"/>recv_count);</text:span></text:p>
      <text:p text:style-name="P1"><text:span text:style-name="T25"><text:s text:c="8"/>save_to_file();</text:span></text:p>
      <text:p text:style-name="P1"><text:span text:style-name="T25"><text:s text:c="4"/>}</text:span></text:p>
      <text:p text:style-name="P2"/>
      <text:p text:style-name="P1"><text:span text:style-name="T25"><text:s text:c="4"/>closesocket(client_sock);</text:span></text:p>
      <text:p text:style-name="P1"><text:span text:style-name="T25"><text:s text:c="4"/></text:span><text:span text:style-name="T25">return</text:span><text:span text:style-name="T25"> http_code;</text:span></text:p>
      <text:p text:style-name="P1"><text:span text:style-name="T25">}</text:span></text:p>
      <text:p text:style-name="P1"><text:span text:style-name="T25">void</text:span><text:span text:style-name="T25"> </text:span><text:span text:style-name="T25">HTTPClient</text:span><text:span text:style-name="T25">::save_to_file()</text:span></text:p>
      <text:p text:style-name="P1"><text:span text:style-name="T25">{</text:span></text:p>
      <text:p text:style-name="P1"><text:span text:style-name="T25"><text:s text:c="4"/></text:span><text:span text:style-name="T25">ofstream</text:span><text:span text:style-name="T25"> file(file_path.c_str(), </text:span><text:span text:style-name="T25">ofstream</text:span><text:span text:style-name="T25">::out |</text:span></text:p>
      <text:p text:style-name="P1"><text:span text:style-name="T25"><text:s text:c="8"/></text:span><text:span text:style-name="T25">ofstream</text:span><text:span text:style-name="T25">::binary);</text:span></text:p>
      <text:p text:style-name="P2"/>
      <text:p text:style-name="P1"><text:span text:style-name="T25"><text:s text:c="4"/></text:span><text:span text:style-name="T25">while</text:span><text:span text:style-name="T25"> (recv_count &gt; 0)</text:span></text:p>
      <text:p text:style-name="P1"><text:span text:style-name="T25"><text:s text:c="4"/>{</text:span></text:p>
      <text:p text:style-name="P1"><text:span text:style-name="T25"><text:s text:c="8"/>file.write(recv_buf, recv_count);</text:span></text:p>
      <text:p text:style-name="P1"><text:span text:style-name="T25"><text:s text:c="8"/></text:span><text:span text:style-name="T25">if</text:span><text:span text:style-name="T25"> (!file.good())</text:span></text:p>
      <text:p text:style-name="P1"><text:span text:style-name="T25"><text:s text:c="12"/></text:span><text:span text:style-name="T25">throw</text:span><text:span text:style-name="T25"> </text:span><text:span text:style-name="T25">Error</text:span><text:span text:style-name="T25">(</text:span><text:span text:style-name="T25">"Write to file error"</text:span><text:span text:style-name="T25">);</text:span></text:p>
      <text:p text:style-name="P1"><text:span text:style-name="T25"><text:s text:c="8"/>recv_count = recv(client_sock, recv_buf,</text:span></text:p>
      <text:p text:style-name="P1"><text:span text:style-name="T25"><text:s text:c="12"/></text:span><text:span text:style-name="T25">sizeof</text:span><text:span text:style-name="T25">(recv_buf), 0);</text:span></text:p>
      <text:p text:style-name="P1"><text:span text:style-name="T25"><text:s text:c="8"/></text:span><text:span text:style-name="T25">if</text:span><text:span text:style-name="T25"> (recv_count == -1)</text:span></text:p>
      <text:p text:style-name="P1"><text:span text:style-name="T25"><text:s text:c="12"/></text:span><text:span text:style-name="T25">throw</text:span><text:span text:style-name="T25"> </text:span><text:span text:style-name="T25">Error</text:span><text:span text:style-name="T25">(</text:span><text:span text:style-name="T25">"Recv error"</text:span><text:span text:style-name="T25">);</text:span></text:p>
      <text:p text:style-name="P1"><text:span text:style-name="T25"><text:s text:c="4"/>}</text:span></text:p>
      <text:p text:style-name="P2"/>
      <text:p text:style-name="P1"><text:span text:style-name="T25"><text:s text:c="4"/>file.close();</text:span></text:p>
      <text:p text:style-name="P1"><text:span text:style-name="T25">}</text:span></text:p>
      <text:p text:style-name="P1"><text:span text:style-name="T25">HTTPClient</text:span><text:span text:style-name="T25">::~HTTPClient()</text:span></text:p>
      <text:p text:style-name="P1"><text:span text:style-name="T25">{</text:span></text:p>
      <text:p text:style-name="P1"><text:span text:style-name="T25"><text:s text:c="4"/>WSACleanup();</text:span></text:p>
      <text:p text:style-name="P3"><text:span text:style-name="T25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0-05-26T13:09:08.098000000</dc:date>
    <meta:editing-duration>PT2M16S</meta:editing-duration>
    <meta:editing-cycles>1</meta:editing-cycles>
    <meta:document-statistic meta:table-count="0" meta:image-count="0" meta:object-count="0" meta:page-count="8" meta:paragraph-count="280" meta:word-count="894" meta:character-count="7589" meta:non-whitespace-character-count="5736"/>
  </office:meta>
</office:document-meta>
</file>